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1(short)</text:p>
          </table:table-cell>
          <table:table-cell office:value-type="string" calcext:value-type="string">
            <text:p>40(short)</text:p>
          </table:table-cell>
        </table:table-row>
        <table:table-row table:style-name="ro1">
          <table:table-cell/>
          <table:table-cell table:number-columns-repeated="3" office:value-type="float" office:value="2183" calcext:value-type="float">
            <text:p>2183</text:p>
          </table:table-cell>
          <table:table-cell table:style-name="ce1"/>
        </table:table-row>
        <table:table-row table:style-name="ro1">
          <table:table-cell/>
          <table:table-cell table:number-columns-repeated="3" office:value-type="float" office:value="2205" calcext:value-type="float">
            <text:p>2205</text:p>
          </table:table-cell>
          <table:table-cell table:style-name="ce1"/>
        </table:table-row>
        <table:table-row table:style-name="ro1">
          <table:table-cell/>
          <table:table-cell table:number-columns-repeated="3" office:value-type="float" office:value="2232" calcext:value-type="float">
            <text:p>2232</text:p>
          </table:table-cell>
          <table:table-cell table:style-name="ce1"/>
        </table:table-row>
        <table:table-row table:style-name="ro1">
          <table:table-cell/>
          <table:table-cell office:value-type="float" office:value="2543.32809075872" calcext:value-type="float">
            <text:p>2543.3280907587</text:p>
          </table:table-cell>
          <table:table-cell table:style-name="ce1"/>
          <table:table-cell office:value-type="float" office:value="2541.50569972462" calcext:value-type="float">
            <text:p>2541.5056997246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/>
          <table:table-cell office:value-type="float" office:value="2553.58645190471" calcext:value-type="float">
            <text:p>2553.5864519047</text:p>
          </table:table-cell>
          <table:table-cell table:style-name="ce1"/>
          <table:table-cell office:value-type="float" office:value="2549.6482385666" calcext:value-type="float">
            <text:p>2549.6482385666</text:p>
          </table:table-cell>
          <table:table-cell office:value-type="float" office:value="2550.68895696471" calcext:value-type="float">
            <text:p>2550.6889569647</text:p>
          </table:table-cell>
        </table:table-row>
        <table:table-row table:style-name="ro1">
          <table:table-cell/>
          <table:table-cell office:value-type="float" office:value="2567.09260737623" calcext:value-type="float">
            <text:p>2567.0926073762</text:p>
          </table:table-cell>
          <table:table-cell office:value-type="float" office:value="2563.03903917265" calcext:value-type="float">
            <text:p>2563.0390391727</text:p>
          </table:table-cell>
          <table:table-cell office:value-type="float" office:value="2563.32089221883" calcext:value-type="float">
            <text:p>2563.3208922188</text:p>
          </table:table-cell>
          <table:table-cell office:value-type="float" office:value="2564.11734210542" calcext:value-type="float">
            <text:p>2564.1173421054</text:p>
          </table:table-cell>
        </table:table-row>
        <table:table-row table:style-name="ro1">
          <table:table-cell/>
          <table:table-cell office:value-type="float" office:value="2579.45842936664" calcext:value-type="float">
            <text:p>2579.4584293667</text:p>
          </table:table-cell>
          <table:table-cell office:value-type="float" office:value="2570.23876552252" calcext:value-type="float">
            <text:p>2570.2387655225</text:p>
          </table:table-cell>
          <table:table-cell office:value-type="float" office:value="2576.42772707353" calcext:value-type="float">
            <text:p>2576.4277270735</text:p>
          </table:table-cell>
          <table:table-cell office:value-type="float" office:value="2577.39276411318" calcext:value-type="float">
            <text:p>2577.3927641132</text:p>
          </table:table-cell>
        </table:table-row>
        <table:table-row table:style-name="ro1">
          <table:table-cell table:number-columns-repeated="2"/>
          <table:table-cell table:style-name="ce1" office:value-type="float" office:value="2582.63828697164" calcext:value-type="float">
            <text:p>2582.63828697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08.30373716155" calcext:value-type="float">
            <text:p>2608.3037371616</text:p>
          </table:table-cell>
          <table:table-cell office:value-type="float" office:value="2594.62361808124" calcext:value-type="float">
            <text:p>2594.6236180812</text:p>
          </table:table-cell>
          <table:table-cell office:value-type="float" office:value="2606.51443944734" calcext:value-type="float">
            <text:p>2606.5144394473</text:p>
          </table:table-cell>
          <table:table-cell office:value-type="float" office:value="2606.1283804632" calcext:value-type="float">
            <text:p>2606.1283804632</text:p>
          </table:table-cell>
        </table:table-row>
        <table:table-row table:style-name="ro1">
          <table:table-cell/>
          <table:table-cell office:value-type="float" office:value="2619.98330429387" calcext:value-type="float">
            <text:p>2619.9833042939</text:p>
          </table:table-cell>
          <table:table-cell office:value-type="float" office:value="2624.91382131719" calcext:value-type="float">
            <text:p>2624.9138213172</text:p>
          </table:table-cell>
          <table:table-cell office:value-type="float" office:value="2617.14812822353" calcext:value-type="float">
            <text:p>2617.1481282235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/>
          <table:table-cell office:value-type="float" office:value="2635.77795169553" calcext:value-type="float">
            <text:p>2635.7779516955</text:p>
          </table:table-cell>
          <table:table-cell office:value-type="float" office:value="2635.92902130049" calcext:value-type="float">
            <text:p>2635.9290213005</text:p>
          </table:table-cell>
          <table:table-cell office:value-type="float" office:value="2630.00299665476" calcext:value-type="float">
            <text:p>2630.0029966548</text:p>
          </table:table-cell>
          <table:table-cell office:value-type="float" office:value="2627.74885927677" calcext:value-type="float">
            <text:p>2627.7488592768</text:p>
          </table:table-cell>
        </table:table-row>
        <table:table-row table:style-name="ro1">
          <table:table-cell/>
          <table:table-cell office:value-type="float" office:value="2642.78815722197" calcext:value-type="float">
            <text:p>2642.788157222</text:p>
          </table:table-cell>
          <table:table-cell office:value-type="float" office:value="2645.22083710274" calcext:value-type="float">
            <text:p>2645.2208371027</text:p>
          </table:table-cell>
          <table:table-cell office:value-type="float" office:value="2639.35114251773" calcext:value-type="float">
            <text:p>2639.3511425177</text:p>
          </table:table-cell>
          <table:table-cell office:value-type="float" office:value="2639.78420806476" calcext:value-type="float">
            <text:p>2639.7842080648</text:p>
          </table:table-cell>
        </table:table-row>
        <table:table-row table:style-name="ro1">
          <table:table-cell/>
          <table:table-cell office:value-type="float" office:value="2658.06176021222" calcext:value-type="float">
            <text:p>2658.0617602122</text:p>
          </table:table-cell>
          <table:table-cell office:value-type="float" office:value="2659.26598936043" calcext:value-type="float">
            <text:p>2659.2659893604</text:p>
          </table:table-cell>
          <table:table-cell office:value-type="float" office:value="2653.83784082806" calcext:value-type="float">
            <text:p>2653.8378408281</text:p>
          </table:table-cell>
          <table:table-cell office:value-type="float" office:value="2654.22904303853" calcext:value-type="float">
            <text:p>2654.2290430385</text:p>
          </table:table-cell>
        </table:table-row>
        <table:table-row table:style-name="ro1">
          <table:table-cell/>
          <table:table-cell office:value-type="float" office:value="2671" calcext:value-type="float">
            <text:p>2671</text:p>
          </table:table-cell>
          <table:table-cell office:value-type="float" office:value="2673.10978995678" calcext:value-type="float">
            <text:p>2673.1097899568</text:p>
          </table:table-cell>
          <table:table-cell office:value-type="float" office:value="2670.65478805815" calcext:value-type="float">
            <text:p>2670.6547880582</text:p>
          </table:table-cell>
          <table:table-cell office:value-type="float" office:value="2672.46398437436" calcext:value-type="float">
            <text:p>2672.4639843744</text:p>
          </table:table-cell>
        </table:table-row>
        <table:table-row table:style-name="ro1">
          <table:table-cell/>
          <table:table-cell office:value-type="float" office:value="2703" calcext:value-type="float">
            <text:p>2703</text:p>
          </table:table-cell>
          <table:table-cell office:value-type="float" office:value="2691.38303178329" calcext:value-type="float">
            <text:p>2691.3830317833</text:p>
          </table:table-cell>
          <table:table-cell office:value-type="float" office:value="2702.84581625775" calcext:value-type="float">
            <text:p>2702.8458162578</text:p>
          </table:table-cell>
          <table:table-cell office:value-type="float" office:value="2701.68033515857" calcext:value-type="float">
            <text:p>2701.6803351586</text:p>
          </table:table-cell>
        </table:table-row>
        <table:table-row table:style-name="ro1">
          <table:table-cell/>
          <table:table-cell office:value-type="float" office:value="2713" calcext:value-type="float">
            <text:p>2713</text:p>
          </table:table-cell>
          <table:table-cell office:value-type="float" office:value="2715.50520625379" calcext:value-type="float">
            <text:p>2715.5052062538</text:p>
          </table:table-cell>
          <table:table-cell office:value-type="float" office:value="2712.68014175942" calcext:value-type="float">
            <text:p>2712.6801417594</text:p>
          </table:table-cell>
          <table:table-cell office:value-type="float" office:value="2712.07956628028" calcext:value-type="float">
            <text:p>2712.0795662803</text:p>
          </table:table-cell>
        </table:table-row>
        <table:table-row table:style-name="ro1">
          <table:table-cell/>
          <table:table-cell office:value-type="float" office:value="2727" calcext:value-type="float">
            <text:p>2727</text:p>
          </table:table-cell>
          <table:table-cell office:value-type="float" office:value="2725.63426700014" calcext:value-type="float">
            <text:p>2725.6342670001</text:p>
          </table:table-cell>
          <table:table-cell office:value-type="float" office:value="2727.19241082947" calcext:value-type="float">
            <text:p>2727.1924108295</text:p>
          </table:table-cell>
          <table:table-cell office:value-type="float" office:value="2727.3773338931" calcext:value-type="float">
            <text:p>2727.3773338931</text:p>
          </table:table-cell>
        </table:table-row>
        <table:table-row table:style-name="ro1">
          <table:table-cell/>
          <table:table-cell office:value-type="float" office:value="2748" calcext:value-type="float">
            <text:p>2748</text:p>
          </table:table-cell>
          <table:table-cell office:value-type="float" office:value="2740.16736762774" calcext:value-type="float">
            <text:p>2740.1673676277</text:p>
          </table:table-cell>
          <table:table-cell office:value-type="float" office:value="2748.48948306109" calcext:value-type="float">
            <text:p>2748.4894830611</text:p>
          </table:table-cell>
          <table:table-cell office:value-type="float" office:value="2747.16196219421" calcext:value-type="float">
            <text:p>2747.1619621942</text:p>
          </table:table-cell>
        </table:table-row>
        <table:table-row table:style-name="ro1">
          <table:table-cell/>
          <table:table-cell office:value-type="float" office:value="2758" calcext:value-type="float">
            <text:p>2758</text:p>
          </table:table-cell>
          <table:table-cell office:value-type="float" office:value="2760.22625835105" calcext:value-type="float">
            <text:p>2760.2262583511</text:p>
          </table:table-cell>
          <table:table-cell office:value-type="float" office:value="2758.11147360372" calcext:value-type="float">
            <text:p>2758.1114736037</text:p>
          </table:table-cell>
          <table:table-cell office:value-type="float" office:value="2756.28895403594" calcext:value-type="float">
            <text:p>2756.2889540359</text:p>
          </table:table-cell>
        </table:table-row>
        <table:table-row table:style-name="ro1">
          <table:table-cell table:number-columns-repeated="2"/>
          <table:table-cell table:style-name="ce1" office:value-type="float" office:value="2767.77150122415" calcext:value-type="float">
            <text:p>2767.77150122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73.57390326865" calcext:value-type="float">
            <text:p>2773.5739032687</text:p>
          </table:table-cell>
          <table:table-cell office:value-type="float" office:value="2780" calcext:value-type="float">
            <text:p>2780</text:p>
          </table:table-cell>
          <table:table-cell office:value-type="float" office:value="2780.00116700538" calcext:value-type="float">
            <text:p>2780.0011670054</text:p>
          </table:table-cell>
          <table:table-cell office:value-type="float" office:value="2778.3308117592" calcext:value-type="float">
            <text:p>2778.3308117592</text:p>
          </table:table-cell>
        </table:table-row>
        <table:table-row table:style-name="ro1">
          <table:table-cell/>
          <table:table-cell table:number-columns-repeated="4" office:value-type="float" office:value="2787" calcext:value-type="float">
            <text:p>2787</text:p>
          </table:table-cell>
        </table:table-row>
        <table:table-row table:style-name="ro1">
          <table:table-cell/>
          <table:table-cell office:value-type="float" office:value="2826.27644078173" calcext:value-type="float">
            <text:p>2826.2764407817</text:p>
          </table:table-cell>
          <table:table-cell office:value-type="float" office:value="2828" calcext:value-type="float">
            <text:p>2828</text:p>
          </table:table-cell>
          <table:table-cell office:value-type="float" office:value="2827.97630725869" calcext:value-type="float">
            <text:p>2827.9763072587</text:p>
          </table:table-cell>
          <table:table-cell office:value-type="float" office:value="2827.2535480988" calcext:value-type="float">
            <text:p>2827.2535480988</text:p>
          </table:table-cell>
        </table:table-row>
        <table:table-row table:style-name="ro1">
          <table:table-cell/>
          <table:table-cell office:value-type="float" office:value="2842.26998517195" calcext:value-type="float">
            <text:p>2842.269985172</text:p>
          </table:table-cell>
          <table:table-cell office:value-type="float" office:value="2842" calcext:value-type="float">
            <text:p>2842</text:p>
          </table:table-cell>
          <table:table-cell office:value-type="float" office:value="2842.2669608425" calcext:value-type="float">
            <text:p>2842.2669608425</text:p>
          </table:table-cell>
          <table:table-cell office:value-type="float" office:value="2841.26166352343" calcext:value-type="float">
            <text:p>2841.2616635234</text:p>
          </table:table-cell>
        </table:table-row>
        <table:table-row table:style-name="ro1">
          <table:table-cell/>
          <table:table-cell office:value-type="float" office:value="2868.92212935052" calcext:value-type="float">
            <text:p>2868.9221293505</text:p>
          </table:table-cell>
          <table:table-cell table:number-columns-repeated="2" office:value-type="float" office:value="2870" calcext:value-type="float">
            <text:p>2870</text:p>
          </table:table-cell>
          <table:table-cell office:value-type="float" office:value="2869.65153320639" calcext:value-type="float">
            <text:p>2869.6515332064</text:p>
          </table:table-cell>
        </table:table-row>
        <table:table-row table:style-name="ro1">
          <table:table-cell/>
          <table:table-cell office:value-type="float" office:value="2886.87203397788" calcext:value-type="float">
            <text:p>2886.8720339779</text:p>
          </table:table-cell>
          <table:table-cell table:number-columns-repeated="2" office:value-type="float" office:value="2888" calcext:value-type="float">
            <text:p>2888</text:p>
          </table:table-cell>
          <table:table-cell office:value-type="float" office:value="2887.64551457694" calcext:value-type="float">
            <text:p>2887.645514577</text:p>
          </table:table-cell>
        </table:table-row>
        <table:table-row table:style-name="ro1">
          <table:table-cell/>
          <table:table-cell office:value-type="float" office:value="2894.25709791536" calcext:value-type="float">
            <text:p>2894.2570979154</text:p>
          </table:table-cell>
          <table:table-cell table:number-columns-repeated="2" office:value-type="float" office:value="2895" calcext:value-type="float">
            <text:p>2895</text:p>
          </table:table-cell>
          <table:table-cell office:value-type="float" office:value="2894.63896061426" calcext:value-type="float">
            <text:p>2894.6389606143</text:p>
          </table:table-cell>
        </table:table-row>
        <table:table-row table:style-name="ro1">
          <table:table-cell/>
          <table:table-cell office:value-type="float" office:value="2907.4462024571" calcext:value-type="float">
            <text:p>2907.4462024571</text:p>
          </table:table-cell>
          <table:table-cell table:number-columns-repeated="2" office:value-type="float" office:value="2907" calcext:value-type="float">
            <text:p>2907</text:p>
          </table:table-cell>
          <table:table-cell office:value-type="float" office:value="2907.20217304848" calcext:value-type="float">
            <text:p>2907.2021730485</text:p>
          </table:table-cell>
        </table:table-row>
        <table:table-row table:style-name="ro1">
          <table:table-cell/>
          <table:table-cell office:value-type="float" office:value="2919.88085652396" calcext:value-type="float">
            <text:p>2919.880856524</text:p>
          </table:table-cell>
          <table:table-cell office:value-type="float" office:value="2940.95166822266" calcext:value-type="float">
            <text:p>2940.9516682227</text:p>
          </table:table-cell>
          <table:table-cell office:value-type="float" office:value="2920" calcext:value-type="float">
            <text:p>2920</text:p>
          </table:table-cell>
          <table:table-cell office:value-type="float" office:value="2920.33918981064" calcext:value-type="float">
            <text:p>2920.3391898106</text:p>
          </table:table-cell>
        </table:table-row>
        <table:table-row table:style-name="ro1">
          <table:table-cell/>
          <table:table-cell office:value-type="float" office:value="2932.38312532532" calcext:value-type="float">
            <text:p>2932.3831253253</text:p>
          </table:table-cell>
          <table:table-cell office:value-type="float" office:value="2947.34337911663" calcext:value-type="float">
            <text:p>2947.3433791166</text:p>
          </table:table-cell>
          <table:table-cell office:value-type="float" office:value="2934" calcext:value-type="float">
            <text:p>2934</text:p>
          </table:table-cell>
          <table:table-cell office:value-type="float" office:value="2934.89840011866" calcext:value-type="float">
            <text:p>2934.8984001187</text:p>
          </table:table-cell>
        </table:table-row>
        <table:table-row table:style-name="ro1">
          <table:table-cell/>
          <table:table-cell office:value-type="float" office:value="2955.90160073302" calcext:value-type="float">
            <text:p>2955.901600733</text:p>
          </table:table-cell>
          <table:table-cell office:value-type="float" office:value="2967.40935689251" calcext:value-type="float">
            <text:p>2967.4093568925</text:p>
          </table:table-cell>
          <table:table-cell office:value-type="float" office:value="2958" calcext:value-type="float">
            <text:p>2958</text:p>
          </table:table-cell>
          <table:table-cell office:value-type="float" office:value="2958.27465258716" calcext:value-type="float">
            <text:p>2958.2746525872</text:p>
          </table:table-cell>
        </table:table-row>
        <table:table-row table:style-name="ro1">
          <table:table-cell/>
          <table:table-cell office:value-type="float" office:value="2980.50839314903" calcext:value-type="float">
            <text:p>2980.508393149</text:p>
          </table:table-cell>
          <table:table-cell office:value-type="float" office:value="2990.860298397" calcext:value-type="float">
            <text:p>2990.860298397</text:p>
          </table:table-cell>
          <table:table-cell office:value-type="float" office:value="2981" calcext:value-type="float">
            <text:p>2981</text:p>
          </table:table-cell>
          <table:table-cell office:value-type="float" office:value="2980.95229168106" calcext:value-type="float">
            <text:p>2980.9522916811</text:p>
          </table:table-cell>
        </table:table-row>
        <table:table-row table:style-name="ro1">
          <table:table-cell/>
          <table:table-cell office:value-type="float" office:value="2995.05056394837" calcext:value-type="float">
            <text:p>2995.0505639484</text:p>
          </table:table-cell>
          <table:table-cell office:value-type="float" office:value="3007.95895440899" calcext:value-type="float">
            <text:p>3007.958954409</text:p>
          </table:table-cell>
          <table:table-cell table:style-name="ce1"/>
          <table:table-cell office:value-type="float" office:value="2998.41030926134" calcext:value-type="float">
            <text:p>2998.4103092613</text:p>
          </table:table-cell>
        </table:table-row>
        <table:table-row table:style-name="ro1">
          <table:table-cell/>
          <table:table-cell office:value-type="float" office:value="3002.78451991583" calcext:value-type="float">
            <text:p>3002.7845199158</text:p>
          </table:table-cell>
          <table:table-cell office:value-type="float" office:value="3015.31702006416" calcext:value-type="float">
            <text:p>3015.3170200642</text:p>
          </table:table-cell>
          <table:table-cell table:style-name="ce1"/>
          <table:table-cell office:value-type="float" office:value="3007.49174545668" calcext:value-type="float">
            <text:p>3007.4917454567</text:p>
          </table:table-cell>
        </table:table-row>
        <table:table-row table:style-name="ro1">
          <table:table-cell/>
          <table:table-cell table:number-columns-repeated="4" office:value-type="float" office:value="3064" calcext:value-type="float">
            <text:p>3064</text:p>
          </table:table-cell>
        </table:table-row>
        <table:table-row table:style-name="ro1">
          <table:table-cell/>
          <table:table-cell office:value-type="float" office:value="3080.30906064623" calcext:value-type="float">
            <text:p>3080.3090606462</text:p>
          </table:table-cell>
          <table:table-cell office:value-type="float" office:value="3080.67873777651" calcext:value-type="float">
            <text:p>3080.6787377765</text:p>
          </table:table-cell>
          <table:table-cell office:value-type="float" office:value="3084.08183391035" calcext:value-type="float">
            <text:p>3084.0818339104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/>
          <table:table-cell office:value-type="float" office:value="3096.24051763841" calcext:value-type="float">
            <text:p>3096.2405176384</text:p>
          </table:table-cell>
          <table:table-cell office:value-type="float" office:value="3095.76573515151" calcext:value-type="float">
            <text:p>3095.7657351515</text:p>
          </table:table-cell>
          <table:table-cell office:value-type="float" office:value="3097.55831926601" calcext:value-type="float">
            <text:p>3097.558319266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/>
          <table:table-cell office:value-type="float" office:value="3134.63341053569" calcext:value-type="float">
            <text:p>3134.6334105357</text:p>
          </table:table-cell>
          <table:table-cell office:value-type="float" office:value="3128.70180762069" calcext:value-type="float">
            <text:p>3128.7018076207</text:p>
          </table:table-cell>
          <table:table-cell office:value-type="float" office:value="3134.75909405616" calcext:value-type="float">
            <text:p>3134.7590940562</text:p>
          </table:table-cell>
          <table:table-cell office:value-type="float" office:value="3135" calcext:value-type="float">
            <text:p>3135</text:p>
          </table:table-cell>
        </table:table-row>
        <table:table-row table:style-name="ro1">
          <table:table-cell/>
          <table:table-cell office:value-type="float" office:value="3152.53099628939" calcext:value-type="float">
            <text:p>3152.5309962894</text:p>
          </table:table-cell>
          <table:table-cell office:value-type="float" office:value="3142.31204912757" calcext:value-type="float">
            <text:p>3142.3120491276</text:p>
          </table:table-cell>
          <table:table-cell office:value-type="float" office:value="3164.16525298714" calcext:value-type="float">
            <text:p>3164.1652529872</text:p>
          </table:table-cell>
          <table:table-cell office:value-type="float" office:value="3164" calcext:value-type="float">
            <text:p>3164</text:p>
          </table:table-cell>
        </table:table-row>
        <table:table-row table:style-name="ro1">
          <table:table-cell/>
          <table:table-cell office:value-type="float" office:value="3163.94781005115" calcext:value-type="float">
            <text:p>3163.9478100512</text:p>
          </table:table-cell>
          <table:table-cell office:value-type="float" office:value="3158.54827275872" calcext:value-type="float">
            <text:p>3158.5482727587</text:p>
          </table:table-cell>
          <table:table-cell office:value-type="float" office:value="3177.1328390741" calcext:value-type="float">
            <text:p>3177.1328390741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/>
          <table:table-cell office:value-type="float" office:value="3180.5625765934" calcext:value-type="float">
            <text:p>3180.5625765934</text:p>
          </table:table-cell>
          <table:table-cell office:value-type="float" office:value="3173.14357938681" calcext:value-type="float">
            <text:p>3173.1435793868</text:p>
          </table:table-cell>
          <table:table-cell office:value-type="float" office:value="3184.57087105177" calcext:value-type="float">
            <text:p>3184.5708710518</text:p>
          </table:table-cell>
          <table:table-cell office:value-type="float" office:value="3185" calcext:value-type="float">
            <text:p>3185</text:p>
          </table:table-cell>
        </table:table-row>
        <table:table-row table:style-name="ro1">
          <table:table-cell/>
          <table:table-cell office:value-type="float" office:value="3211.20112677414" calcext:value-type="float">
            <text:p>3211.2011267741</text:p>
          </table:table-cell>
          <table:table-cell office:value-type="float" office:value="3204.26378377206" calcext:value-type="float">
            <text:p>3204.2637837721</text:p>
          </table:table-cell>
          <table:table-cell office:value-type="float" office:value="3213.58546761986" calcext:value-type="float">
            <text:p>3213.5854676199</text:p>
          </table:table-cell>
          <table:table-cell office:value-type="float" office:value="3124" calcext:value-type="float">
            <text:p>3124</text:p>
          </table:table-cell>
        </table:table-row>
        <table:table-row table:style-name="ro1">
          <table:table-cell/>
          <table:table-cell office:value-type="float" office:value="3223.51135123289" calcext:value-type="float">
            <text:p>3223.5113512329</text:p>
          </table:table-cell>
          <table:table-cell office:value-type="float" office:value="3219.0597812856" calcext:value-type="float">
            <text:p>3219.0597812856</text:p>
          </table:table-cell>
          <table:table-cell office:value-type="float" office:value="3226.78899946319" calcext:value-type="float">
            <text:p>3226.7889994632</text:p>
          </table:table-cell>
          <table:table-cell office:value-type="float" office:value="3227" calcext:value-type="float">
            <text:p>3227</text:p>
          </table:table-cell>
        </table:table-row>
        <table:table-row table:style-name="ro1">
          <table:table-cell/>
          <table:table-cell office:value-type="float" office:value="3244.42711916955" calcext:value-type="float">
            <text:p>3244.4271191696</text:p>
          </table:table-cell>
          <table:table-cell office:value-type="float" office:value="3239.18035706396" calcext:value-type="float">
            <text:p>3239.180357064</text:p>
          </table:table-cell>
          <table:table-cell office:value-type="float" office:value="3245.75930311695" calcext:value-type="float">
            <text:p>3245.759303117</text:p>
          </table:table-cell>
          <table:table-cell office:value-type="float" office:value="3246" calcext:value-type="float">
            <text:p>3246</text:p>
          </table:table-cell>
        </table:table-row>
        <table:table-row table:style-name="ro1">
          <table:table-cell/>
          <table:table-cell office:value-type="float" office:value="3259.99910481799" calcext:value-type="float">
            <text:p>3259.999104818</text:p>
          </table:table-cell>
          <table:table-cell office:value-type="float" office:value="3252.36595328065" calcext:value-type="float">
            <text:p>3252.3659532807</text:p>
          </table:table-cell>
          <table:table-cell office:value-type="float" office:value="3262.94132768388" calcext:value-type="float">
            <text:p>3262.9413276839</text:p>
          </table:table-cell>
          <table:table-cell office:value-type="float" office:value="3262" calcext:value-type="float">
            <text:p>3262</text:p>
          </table:table-cell>
        </table:table-row>
        <table:table-row table:style-name="ro1">
          <table:table-cell/>
          <table:table-cell office:value-type="float" office:value="3277.74625904807" calcext:value-type="float">
            <text:p>3277.7462590481</text:p>
          </table:table-cell>
          <table:table-cell office:value-type="float" office:value="3266.48582935566" calcext:value-type="float">
            <text:p>3266.4858293557</text:p>
          </table:table-cell>
          <table:table-cell office:value-type="float" office:value="3278.30073065497" calcext:value-type="float">
            <text:p>3278.300730655</text:p>
          </table:table-cell>
          <table:table-cell office:value-type="float" office:value="3278" calcext:value-type="float">
            <text:p>3278</text:p>
          </table:table-cell>
        </table:table-row>
        <table:table-row table:style-name="ro1">
          <table:table-cell/>
          <table:table-cell office:value-type="float" office:value="3298.9515016644" calcext:value-type="float">
            <text:p>3298.9515016644</text:p>
          </table:table-cell>
          <table:table-cell office:value-type="float" office:value="3286.88305117145" calcext:value-type="float">
            <text:p>3286.8830511715</text:p>
          </table:table-cell>
          <table:table-cell office:value-type="float" office:value="3300.52248923417" calcext:value-type="float">
            <text:p>3300.5224892342</text:p>
          </table:table-cell>
          <table:table-cell office:value-type="float" office:value="3300.49634358261" calcext:value-type="float">
            <text:p>3300.4963435826</text:p>
          </table:table-cell>
        </table:table-row>
        <table:table-row table:style-name="ro1">
          <table:table-cell/>
          <table:table-cell office:value-type="float" office:value="3320.78748420368" calcext:value-type="float">
            <text:p>3320.7874842037</text:p>
          </table:table-cell>
          <table:table-cell office:value-type="float" office:value="3324" calcext:value-type="float">
            <text:p>3324</text:p>
          </table:table-cell>
          <table:table-cell office:value-type="float" office:value="3324.0852521886" calcext:value-type="float">
            <text:p>3324.0852521886</text:p>
          </table:table-cell>
          <table:table-cell office:value-type="float" office:value="3323.82354971679" calcext:value-type="float">
            <text:p>3323.8235497168</text:p>
          </table:table-cell>
        </table:table-row>
        <table:table-row table:style-name="ro1">
          <table:table-cell/>
          <table:table-cell office:value-type="float" office:value="3339.57179204608" calcext:value-type="float">
            <text:p>3339.5717920461</text:p>
          </table:table-cell>
          <table:table-cell office:value-type="float" office:value="3329.29070603474" calcext:value-type="float">
            <text:p>3329.2907060347</text:p>
          </table:table-cell>
          <table:table-cell office:value-type="float" office:value="3346.15984172584" calcext:value-type="float">
            <text:p>3346.1598417259</text:p>
          </table:table-cell>
          <table:table-cell office:value-type="float" office:value="3346.35068966268" calcext:value-type="float">
            <text:p>3346.3506896627</text:p>
          </table:table-cell>
        </table:table-row>
        <table:table-row table:style-name="ro1">
          <table:table-cell/>
          <table:table-cell office:value-type="float" office:value="3362.96661659848" calcext:value-type="float">
            <text:p>3362.9666165985</text:p>
          </table:table-cell>
          <table:table-cell office:value-type="float" office:value="3351.4970027558" calcext:value-type="float">
            <text:p>3351.4970027558</text:p>
          </table:table-cell>
          <table:table-cell office:value-type="float" office:value="3368.49459585426" calcext:value-type="float">
            <text:p>3368.4945958543</text:p>
          </table:table-cell>
          <table:table-cell office:value-type="float" office:value="3369.04607288012" calcext:value-type="float">
            <text:p>3369.0460728801</text:p>
          </table:table-cell>
        </table:table-row>
        <table:table-row table:style-name="ro1">
          <table:table-cell/>
          <table:table-cell office:value-type="float" office:value="3382.79141424018" calcext:value-type="float">
            <text:p>3382.7914142402</text:p>
          </table:table-cell>
          <table:table-cell office:value-type="float" office:value="3366.92157926902" calcext:value-type="float">
            <text:p>3366.921579269</text:p>
          </table:table-cell>
          <table:table-cell office:value-type="float" office:value="3385.6015676295" calcext:value-type="float">
            <text:p>3385.6015676295</text:p>
          </table:table-cell>
          <table:table-cell office:value-type="float" office:value="3384.9333940989" calcext:value-type="float">
            <text:p>3384.9333940989</text:p>
          </table:table-cell>
        </table:table-row>
        <table:table-row table:style-name="ro1">
          <table:table-cell/>
          <table:table-cell office:value-type="float" office:value="3399.17486738225" calcext:value-type="float">
            <text:p>3399.1748673823</text:p>
          </table:table-cell>
          <table:table-cell office:value-type="float" office:value="3383.3236476625" calcext:value-type="float">
            <text:p>3383.3236476625</text:p>
          </table:table-cell>
          <table:table-cell office:value-type="float" office:value="3398.7939746257" calcext:value-type="float">
            <text:p>3398.7939746257</text:p>
          </table:table-cell>
          <table:table-cell office:value-type="float" office:value="3398" calcext:value-type="float">
            <text:p>3398</text:p>
          </table:table-cell>
        </table:table-row>
        <table:table-row table:style-name="ro1">
          <table:table-cell/>
          <table:table-cell office:value-type="float" office:value="3413.55347248306" calcext:value-type="float">
            <text:p>3413.5534724831</text:p>
          </table:table-cell>
          <table:table-cell office:value-type="float" office:value="3396.13070626193" calcext:value-type="float">
            <text:p>3396.1307062619</text:p>
          </table:table-cell>
          <table:table-cell office:value-type="float" office:value="3417.27583538506" calcext:value-type="float">
            <text:p>3417.2758353851</text:p>
          </table:table-cell>
          <table:table-cell office:value-type="float" office:value="3416.95229141842" calcext:value-type="float">
            <text:p>3416.9522914184</text:p>
          </table:table-cell>
        </table:table-row>
        <table:table-row table:style-name="ro1">
          <table:table-cell/>
          <table:table-cell office:value-type="float" office:value="3432.78990901043" calcext:value-type="float">
            <text:p>3432.7899090104</text:p>
          </table:table-cell>
          <table:table-cell office:value-type="float" office:value="3409.90100122922" calcext:value-type="float">
            <text:p>3409.9010012292</text:p>
          </table:table-cell>
          <table:table-cell office:value-type="float" office:value="3438.19661298249" calcext:value-type="float">
            <text:p>3438.1966129825</text:p>
          </table:table-cell>
          <table:table-cell office:value-type="float" office:value="3438.1416821617" calcext:value-type="float">
            <text:p>3438.1416821617</text:p>
          </table:table-cell>
        </table:table-row>
        <table:table-row table:style-name="ro1">
          <table:table-cell/>
          <table:table-cell office:value-type="float" office:value="3454.95459817227" calcext:value-type="float">
            <text:p>3454.9545981723</text:p>
          </table:table-cell>
          <table:table-cell office:value-type="float" office:value="3430.28055016724" calcext:value-type="float">
            <text:p>3430.2805501673</text:p>
          </table:table-cell>
          <table:table-cell office:value-type="float" office:value="3460.47852030141" calcext:value-type="float">
            <text:p>3460.4785203014</text:p>
          </table:table-cell>
          <table:table-cell office:value-type="float" office:value="3460.49052453154" calcext:value-type="float">
            <text:p>3460.4905245315</text:p>
          </table:table-cell>
        </table:table-row>
        <table:table-row table:style-name="ro1">
          <table:table-cell/>
          <table:table-cell office:value-type="float" office:value="3469.67784361428" calcext:value-type="float">
            <text:p>3469.6778436143</text:p>
          </table:table-cell>
          <table:table-cell office:value-type="float" office:value="3481" calcext:value-type="float">
            <text:p>3481</text:p>
          </table:table-cell>
          <table:table-cell office:value-type="float" office:value="3480.85780387778" calcext:value-type="float">
            <text:p>3480.8578038778</text:p>
          </table:table-cell>
          <table:table-cell office:value-type="float" office:value="3486.07378493933" calcext:value-type="float">
            <text:p>3486.0737849393</text:p>
          </table:table-cell>
        </table:table-row>
        <table:table-row table:style-name="ro1">
          <table:table-cell/>
          <table:table-cell office:value-type="float" office:value="3486.59735591345" calcext:value-type="float">
            <text:p>3486.5973559135</text:p>
          </table:table-cell>
          <table:table-cell office:value-type="float" office:value="3460.91405707977" calcext:value-type="float">
            <text:p>3460.9140570798</text:p>
          </table:table-cell>
          <table:table-cell office:value-type="float" office:value="3494.13576840068" calcext:value-type="float">
            <text:p>3494.1357684007</text:p>
          </table:table-cell>
          <table:table-cell office:value-type="float" office:value="3496.36274613934" calcext:value-type="float">
            <text:p>3496.3627461394</text:p>
          </table:table-cell>
        </table:table-row>
        <table:table-row table:style-name="ro1">
          <table:table-cell/>
          <table:table-cell office:value-type="float" office:value="3507.37922164223" calcext:value-type="float">
            <text:p>3507.3792216422</text:p>
          </table:table-cell>
          <table:table-cell office:value-type="float" office:value="3481.37746890879" calcext:value-type="float">
            <text:p>3481.3774689088</text:p>
          </table:table-cell>
          <table:table-cell office:value-type="float" office:value="3512.12940535372" calcext:value-type="float">
            <text:p>3512.1294053537</text:p>
          </table:table-cell>
          <table:table-cell office:value-type="float" office:value="3510.82072257479" calcext:value-type="float">
            <text:p>3510.8207225748</text:p>
          </table:table-cell>
        </table:table-row>
        <table:table-row table:style-name="ro1">
          <table:table-cell/>
          <table:table-cell office:value-type="float" office:value="3524.3822421194" calcext:value-type="float">
            <text:p>3524.3822421194</text:p>
          </table:table-cell>
          <table:table-cell office:value-type="float" office:value="3512" calcext:value-type="float">
            <text:p>3512</text:p>
          </table:table-cell>
          <table:table-cell office:value-type="float" office:value="3524.69897444162" calcext:value-type="float">
            <text:p>3524.6989744416</text:p>
          </table:table-cell>
          <table:table-cell office:value-type="float" office:value="3522.22429173163" calcext:value-type="float">
            <text:p>3522.2242917316</text:p>
          </table:table-cell>
        </table:table-row>
        <table:table-row table:style-name="ro1">
          <table:table-cell/>
          <table:table-cell office:value-type="float" office:value="3540.12703569301" calcext:value-type="float">
            <text:p>3540.127035693</text:p>
          </table:table-cell>
          <table:table-cell office:value-type="float" office:value="3524" calcext:value-type="float">
            <text:p>3524</text:p>
          </table:table-cell>
          <table:table-cell office:value-type="float" office:value="3537.210643597" calcext:value-type="float">
            <text:p>3537.210643597</text:p>
          </table:table-cell>
          <table:table-cell office:value-type="float" office:value="3538.87999809986" calcext:value-type="float">
            <text:p>3538.8799980999</text:p>
          </table:table-cell>
        </table:table-row>
        <table:table-row table:style-name="ro1">
          <table:table-cell/>
          <table:table-cell office:value-type="float" office:value="3549.42153973257" calcext:value-type="float">
            <text:p>3549.4215397326</text:p>
          </table:table-cell>
          <table:table-cell office:value-type="float" office:value="3516.09856053679" calcext:value-type="float">
            <text:p>3516.0985605368</text:p>
          </table:table-cell>
          <table:table-cell office:value-type="float" office:value="3554.90889814279" calcext:value-type="float">
            <text:p>3554.9088981428</text:p>
          </table:table-cell>
          <table:table-cell office:value-type="float" office:value="3556.66589639526" calcext:value-type="float">
            <text:p>3556.6658963953</text:p>
          </table:table-cell>
        </table:table-row>
        <table:table-row table:style-name="ro1">
          <table:table-cell/>
          <table:table-cell office:value-type="float" office:value="3567.04423783539" calcext:value-type="float">
            <text:p>3567.0442378354</text:p>
          </table:table-cell>
          <table:table-cell office:value-type="float" office:value="3533.33555385997" calcext:value-type="float">
            <text:p>3533.33555386</text:p>
          </table:table-cell>
          <table:table-cell office:value-type="float" office:value="3569.53351882302" calcext:value-type="float">
            <text:p>3569.533518823</text:p>
          </table:table-cell>
          <table:table-cell office:value-type="float" office:value="3571.38212148192" calcext:value-type="float">
            <text:p>3571.3821214819</text:p>
          </table:table-cell>
        </table:table-row>
        <table:table-row table:style-name="ro1">
          <table:table-cell/>
          <table:table-cell office:value-type="float" office:value="3575.36732322982" calcext:value-type="float">
            <text:p>3575.3673232298</text:p>
          </table:table-cell>
          <table:table-cell office:value-type="float" office:value="3583" calcext:value-type="float">
            <text:p>3583</text:p>
          </table:table-cell>
          <table:table-cell office:value-type="float" office:value="3583.3726705744" calcext:value-type="float">
            <text:p>3583.3726705744</text:p>
          </table:table-cell>
          <table:table-cell office:value-type="float" office:value="3582.9886002933" calcext:value-type="float">
            <text:p>3582.9886002933</text:p>
          </table:table-cell>
        </table:table-row>
        <table:table-row table:style-name="ro1">
          <table:table-cell/>
          <table:table-cell office:value-type="float" office:value="3592.28047711024" calcext:value-type="float">
            <text:p>3592.2804771103</text:p>
          </table:table-cell>
          <table:table-cell office:value-type="float" office:value="3561.04909607403" calcext:value-type="float">
            <text:p>3561.049096074</text:p>
          </table:table-cell>
          <table:table-cell office:value-type="float" office:value="3602.05163656628" calcext:value-type="float">
            <text:p>3602.0516365663</text:p>
          </table:table-cell>
          <table:table-cell office:value-type="float" office:value="3602" calcext:value-type="float">
            <text:p>36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2:36:33.583763535</meta:creation-date>
    <dc:date>2019-03-05T14:08:56.598901464</dc:date>
    <meta:editing-duration>PT42S</meta:editing-duration>
    <meta:editing-cycles>1</meta:editing-cycles>
    <meta:document-statistic meta:table-count="1" meta:cell-count="247" meta:object-count="0"/>
    <meta:generator>LibreOffice/5.1.4.2$Linux_X86_64 LibreOffice_project/10m0$Build-2</meta:generator>
  </office:meta>
</office:document-meta>
</file>